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45,213,686,369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23,779,865,815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5,276,172,134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93,241,108,709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86,204,652,922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71,222,025,117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55,820,001,920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35,539,438,559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15,931,749,697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06,014,659,770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99,130,304,099.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77,414,425,532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66,371,664,817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57,633,255,618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45,427,854,693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39,552,513,316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35,064,105,500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2,685,198,735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1,172,518,403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8,683,659,006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7,209,602,050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6,843,700,441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4,657,470,574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5:44:49.104899579</dc:date>
    <meta:editing-duration>PT7H36M32S</meta:editing-duration>
    <meta:editing-cycles>187</meta:editing-cycles>
    <meta:generator>LibreOffice/7.2.6.2$Linux_X86_64 LibreOffice_project/20$Build-2</meta:generator>
    <meta:document-statistic meta:table-count="1" meta:cell-count="48" meta:object-count="0"/>
  </office:meta>
</office:document-meta>
</file>